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819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ouri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4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SIC COUNT</text:p>
          </table:table-cell>
          <table:table-cell table:number-columns-repeated="2"/>
          <table:table-cell office:value-type="string" calcext:value-type="string">
            <text:p>FULL PERIMETER</text:p>
          </table:table-cell>
          <table:table-cell table:number-columns-repeated="2"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table:style-name="ce2" office:value-type="float" office:value="828.599157158269" calcext:value-type="float">
            <text:p>828.5991571583</text:p>
          </table:table-cell>
          <table:table-cell office:value-type="float" office:value="433.57504896349" calcext:value-type="float">
            <text:p>433.5750489635</text:p>
          </table:table-cell>
          <table:table-cell/>
          <table:table-cell table:style-name="ce2" office:value-type="float" office:value="848.113182041615" calcext:value-type="float">
            <text:p>848.1131820416</text:p>
          </table:table-cell>
          <table:table-cell office:value-type="float" office:value="410.973940292161" calcext:value-type="float">
            <text:p>410.9739402922</text:p>
          </table:table-cell>
          <table:table-cell/>
          <table:table-cell table:style-name="ce2" office:value-type="float" office:value="922.525418493297" calcext:value-type="float">
            <text:p>922.5254184933</text:p>
          </table:table-cell>
          <table:table-cell office:value-type="float" office:value="379.965865509344" calcext:value-type="float">
            <text:p>379.9658655093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1201.45348560229" calcext:value-type="float">
            <text:p>1201.4534856023</text:p>
          </table:table-cell>
          <table:table-cell table:style-name="ce2" office:value-type="float" office:value="289.737390072877" calcext:value-type="float">
            <text:p>289.7373900729</text:p>
          </table:table-cell>
          <table:table-cell/>
          <table:table-cell office:value-type="float" office:value="1218.12903819616" calcext:value-type="float">
            <text:p>1218.1290381962</text:p>
          </table:table-cell>
          <table:table-cell table:style-name="ce2" office:value-type="float" office:value="260.34408911822" calcext:value-type="float">
            <text:p>260.3440891182</text:p>
          </table:table-cell>
          <table:table-cell/>
          <table:table-cell office:value-type="float" office:value="1294.5940641812" calcext:value-type="float">
            <text:p>1294.5940641812</text:p>
          </table:table-cell>
          <table:table-cell table:style-name="ce2" office:value-type="float" office:value="233.788749492987" calcext:value-type="float">
            <text:p>233.788749493</text:p>
          </table:table-cell>
        </table:table-row>
        <table:table-row table:style-name="ro1">
          <table:table-cell/>
          <table:table-cell office:value-type="string" calcext:value-type="string">
            <text:p>Dif</text:p>
          </table:table-cell>
          <table:table-cell table:formula="of:=+[.C7]-[.C6]" office:value-type="float" office:value="372.854328444021" calcext:value-type="float">
            <text:p>372.854328444</text:p>
          </table:table-cell>
          <table:table-cell table:formula="of:=+[.D7]-[.D6]" office:value-type="float" office:value="-143.837658890613" calcext:value-type="float">
            <text:p>-143.8376588906</text:p>
          </table:table-cell>
          <table:table-cell/>
          <table:table-cell table:formula="of:=+[.F7]-[.F6]" office:value-type="float" office:value="370.015856154545" calcext:value-type="float">
            <text:p>370.0158561545</text:p>
          </table:table-cell>
          <table:table-cell table:formula="of:=+[.G7]-[.G6]" office:value-type="float" office:value="-150.629851173941" calcext:value-type="float">
            <text:p>-150.6298511739</text:p>
          </table:table-cell>
          <table:table-cell/>
          <table:table-cell table:formula="of:=+[.I7]-[.I6]" office:value-type="float" office:value="372.068645687903" calcext:value-type="float">
            <text:p>372.0686456879</text:p>
          </table:table-cell>
          <table:table-cell table:formula="of:=+[.J7]-[.J6]" office:value-type="float" office:value="-146.177116016357" calcext:value-type="float">
            <text:p>-146.1771160164</text:p>
          </table:table-cell>
        </table:table-row>
        <table:table-row table:style-name="ro1">
          <table:table-cell/>
          <table:table-cell office:value-type="string" calcext:value-type="string">
            <text:p>Sqr</text:p>
          </table:table-cell>
          <table:table-cell table:formula="of:=[.C8]^2" office:value-type="float" office:value="139020.350239442" calcext:value-type="float">
            <text:p>139020.350239442</text:p>
          </table:table-cell>
          <table:table-cell table:formula="of:=[.D8]^2" office:value-type="float" office:value="20689.2721151323" calcext:value-type="float">
            <text:p>20689.2721151323</text:p>
          </table:table-cell>
          <table:table-cell/>
          <table:table-cell table:formula="of:=[.F8]^2" office:value-type="float" office:value="136911.733805781" calcext:value-type="float">
            <text:p>136911.733805781</text:p>
          </table:table-cell>
          <table:table-cell table:formula="of:=[.G8]^2" office:value-type="float" office:value="22689.3520646836" calcext:value-type="float">
            <text:p>22689.3520646836</text:p>
          </table:table-cell>
          <table:table-cell/>
          <table:table-cell table:formula="of:=[.I8]^2" office:value-type="float" office:value="138435.07710403" calcext:value-type="float">
            <text:p>138435.07710403</text:p>
          </table:table-cell>
          <table:table-cell table:formula="of:=[.J8]^2" office:value-type="float" office:value="21367.7492468595" calcext:value-type="float">
            <text:p>21367.74924685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+[.C9]+[.D9]" office:value-type="float" office:value="159709.622354574" calcext:value-type="float">
            <text:p>159709.622354574</text:p>
          </table:table-cell>
          <table:table-cell table:number-columns-repeated="2"/>
          <table:table-cell table:formula="of:=+[.F9]+[.G9]" office:value-type="float" office:value="159601.085870465" calcext:value-type="float">
            <text:p>159601.085870465</text:p>
          </table:table-cell>
          <table:table-cell table:number-columns-repeated="2"/>
          <table:table-cell table:formula="of:=+[.I9]+[.J9]" office:value-type="float" office:value="159802.82635089" calcext:value-type="float">
            <text:p>159802.82635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formula="of:=SQRT([.C11])" office:value-type="float" office:value="399.636863107715" calcext:value-type="float">
            <text:p>399.6368631077</text:p>
          </table:table-cell>
          <table:table-cell table:number-columns-repeated="2"/>
          <table:table-cell table:formula="of:=SQRT([.F11])" office:value-type="float" office:value="399.501046144393" calcext:value-type="float">
            <text:p>399.5010461444</text:p>
          </table:table-cell>
          <table:table-cell table:number-columns-repeated="2"/>
          <table:table-cell table:formula="of:=SQRT([.I11])" office:value-type="float" office:value="399.753456959274" calcext:value-type="float">
            <text:p>399.75345695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formula="of:=[.C12]/20" office:value-type="float" office:value="19.9818431553857" calcext:value-type="float">
            <text:p>19.9818431554</text:p>
          </table:table-cell>
          <table:table-cell table:number-columns-repeated="2"/>
          <table:table-cell table:formula="of:=[.F12]/20" office:value-type="float" office:value="19.9750523072197" calcext:value-type="float">
            <text:p>19.9750523072</text:p>
          </table:table-cell>
          <table:table-cell table:number-columns-repeated="2"/>
          <table:table-cell table:formula="of:=[.I12]/20" office:value-type="float" office:value="19.9876728479637" calcext:value-type="float">
            <text:p>19.98767284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Destination</text:p>
          </table:table-cell>
          <table:table-cell table:style-name="ce3" office:value-type="float" office:value="1841" calcext:value-type="float">
            <text:p>1841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</table:table-row>
        <table:table-row table:style-name="ro1">
          <table:table-cell/>
          <table:table-cell office:value-type="string" calcext:value-type="string">
            <text:p>Dif</text:p>
          </table:table-cell>
          <table:table-cell table:style-name="ce3" table:formula="of:=+[.C7]-[.$C$15]" office:value-type="float" office:value="-639.54651439771" calcext:value-type="float">
            <text:p>-639.5465143977</text:p>
          </table:table-cell>
          <table:table-cell table:style-name="ce3" table:formula="of:=+[.D7]-[.$D$15]" office:value-type="float" office:value="274.737390072877" calcext:value-type="float">
            <text:p>274.7373900729</text:p>
          </table:table-cell>
          <table:table-cell table:style-name="ce3"/>
          <table:table-cell table:style-name="ce3" table:formula="of:=+[.F7]-[.$C$15]" office:value-type="float" office:value="-622.87096180384" calcext:value-type="float">
            <text:p>-622.8709618038</text:p>
          </table:table-cell>
          <table:table-cell table:style-name="ce3" table:formula="of:=+[.G7]-[.$D$15]" office:value-type="float" office:value="245.34408911822" calcext:value-type="float">
            <text:p>245.3440891182</text:p>
          </table:table-cell>
          <table:table-cell table:style-name="ce3"/>
          <table:table-cell table:style-name="ce3" table:formula="of:=+[.I7]-[.$C$15]" office:value-type="float" office:value="-546.4059358188" calcext:value-type="float">
            <text:p>-546.4059358188</text:p>
          </table:table-cell>
          <table:table-cell table:style-name="ce3" table:formula="of:=+[.J7]-[.$D$15]" office:value-type="float" office:value="218.788749492987" calcext:value-type="float">
            <text:p>218.788749493</text:p>
          </table:table-cell>
        </table:table-row>
        <table:table-row table:style-name="ro1">
          <table:table-cell/>
          <table:table-cell office:value-type="string" calcext:value-type="string">
            <text:p>sqr</text:p>
          </table:table-cell>
          <table:table-cell table:style-name="ce3" table:formula="of:=+[.C16]^2" office:value-type="float" office:value="409019.74407826" calcext:value-type="float">
            <text:p>409019.74407826</text:p>
          </table:table-cell>
          <table:table-cell table:style-name="ce3" table:formula="of:=+[.D16]^2" office:value-type="float" office:value="75480.6335040562" calcext:value-type="float">
            <text:p>75480.6335040562</text:p>
          </table:table-cell>
          <table:table-cell table:style-name="ce3"/>
          <table:table-cell table:style-name="ce3" table:formula="of:=+[.F16]^2" office:value-type="float" office:value="387968.235058441" calcext:value-type="float">
            <text:p>387968.235058441</text:p>
          </table:table-cell>
          <table:table-cell table:style-name="ce3" table:formula="of:=+[.G16]^2" office:value-type="float" office:value="60193.7220652491" calcext:value-type="float">
            <text:p>60193.7220652491</text:p>
          </table:table-cell>
          <table:table-cell table:style-name="ce3"/>
          <table:table-cell table:style-name="ce3" table:formula="of:=+[.I16]^2" office:value-type="float" office:value="298559.446698018" calcext:value-type="float">
            <text:p>298559.446698018</text:p>
          </table:table-cell>
          <table:table-cell table:style-name="ce3" table:formula="of:=+[.J16]^2" office:value-type="float" office:value="47868.516904705" calcext:value-type="float">
            <text:p>47868.516904705</text:p>
          </table:table-cell>
        </table:table-row>
        <table:table-row table:style-name="ro1">
          <table:table-cell table:number-columns-repeated="2"/>
          <table:table-cell table:style-name="ce3" table:formula="of:=+[.C17]+[.D17]" office:value-type="float" office:value="484500.377582317" calcext:value-type="float">
            <text:p>484500.377582317</text:p>
          </table:table-cell>
          <table:table-cell table:style-name="ce3" table:number-columns-repeated="2"/>
          <table:table-cell table:style-name="ce3" table:formula="of:=+[.F17]+[.G17]" office:value-type="float" office:value="448161.95712369" calcext:value-type="float">
            <text:p>448161.95712369</text:p>
          </table:table-cell>
          <table:table-cell table:style-name="ce3" table:number-columns-repeated="2"/>
          <table:table-cell table:style-name="ce3" table:formula="of:=+[.I17]+[.J17]" office:value-type="float" office:value="346427.963602723" calcext:value-type="float">
            <text:p>346427.963602723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Dis. To Dest.</text:p>
          </table:table-cell>
          <table:table-cell table:style-name="ce3" table:formula="of:=SQRT([.C18])" office:value-type="float" office:value="696.06061343989" calcext:value-type="float">
            <text:p>696.0606134399</text:p>
          </table:table-cell>
          <table:table-cell table:style-name="ce3" table:number-columns-repeated="2"/>
          <table:table-cell table:style-name="ce3" table:formula="of:=SQRT([.F18])" office:value-type="float" office:value="669.448995162208" calcext:value-type="float">
            <text:p>669.4489951622</text:p>
          </table:table-cell>
          <table:table-cell table:style-name="ce3" table:number-columns-repeated="2"/>
          <table:table-cell table:style-name="ce3" table:formula="of:=SQRT([.I18])" office:value-type="float" office:value="588.581314350637" calcext:value-type="float">
            <text:p>588.5813143506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table:number-columns-repeated="8"/>
        </table:table-row>
        <table:table-row table:style-name="ro1">
          <table:table-cell/>
          <table:table-cell office:value-type="string" calcext:value-type="string">
            <text:p>Dif</text:p>
          </table:table-cell>
          <table:table-cell table:style-name="ce3" table:formula="of:=+[.C19]-[.$I$19]" office:value-type="float" office:value="107.479299089253" calcext:value-type="float">
            <text:p>107.4792990893</text:p>
          </table:table-cell>
          <table:table-cell table:style-name="ce3" table:number-columns-repeated="2"/>
          <table:table-cell table:style-name="ce3" table:formula="of:=+[.F19]-[.$I$19]" office:value-type="float" office:value="80.8676808115707" calcext:value-type="float">
            <text:p>80.8676808116</text:p>
          </table:table-cell>
          <table:table-cell table:style-name="ce3" table:number-columns-repeated="2"/>
          <table:table-cell table:style-name="ce3" table:formula="of:=+[.I19]-[.$I$19]" office:value-type="float" office:value="0" calcext:value-type="float">
            <text:p>0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7:01:45.395575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2:21:10.150958133</meta:creation-date>
    <dc:date>2015-11-30T17:10:40.144346513</dc:date>
    <meta:editing-duration>PT5M25S</meta:editing-duration>
    <meta:editing-cycles>4</meta:editing-cycles>
    <meta:generator>LibreOffice/4.2.8.2$Linux_X86_64 LibreOffice_project/420m0$Build-2</meta:generator>
    <meta:document-statistic meta:table-count="1" meta:cell-count="70" meta:object-count="0"/>
  </office:meta>
</office:document-meta>
</file>